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5A404B7C.jpg"/>
  <manifest:file-entry manifest:media-type="image/png" manifest:full-path="Pictures/10000000000001D90000021866FAC6B6.png"/>
  <manifest:file-entry manifest:media-type="image/jpeg" manifest:full-path="Pictures/100000000000020000000192D297EDDC.jpg"/>
  <manifest:file-entry manifest:media-type="image/jpeg" manifest:full-path="Pictures/100000000000038900000332BEAAA4AF.jpg"/>
  <manifest:file-entry manifest:media-type="image/jpeg" manifest:full-path="Pictures/100000000000038900000332A27A68F6.jpg"/>
  <manifest:file-entry manifest:media-type="image/png" manifest:full-path="Pictures/10000000000004BE000002508DC4CEAB.png"/>
  <manifest:file-entry manifest:media-type="image/png" manifest:full-path="Pictures/100000000000024400000241C6E12CB1.png"/>
  <manifest:file-entry manifest:media-type="image/png" manifest:full-path="Pictures/1000000000000208000001228867FA87.png"/>
  <manifest:file-entry manifest:media-type="image/png" manifest:full-path="Pictures/10000000000002D6000001DD733DE1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92cm 2.388cm 0cm 0cm)" draw:image-opacity="100%" style:mirror="none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44.707cm" svg:height="21.635cm" svg:x="-7.19cm" svg:y="-0.635cm">
          <draw:image xlink:href="Pictures/10000000000004BE000002508DC4CE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1.127cm" svg:height="12.469cm" svg:x="0.635cm" svg:y="7.851cm">
          <draw:image xlink:href="Pictures/10000000000001D90000021866FAC6B6.png" xlink:type="simple" xlink:show="embed" xlink:actuate="onLoad">
            <text:p/>
          </draw:image>
        </draw:frame>
        <draw:frame draw:style-name="gr1" draw:text-style-name="P1" draw:layer="layout" svg:width="15.24cm" svg:height="13.775cm" svg:x="13.335cm" svg:y="0.195cm">
          <draw:image xlink:href="Pictures/100000000000038900000332A27A68F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3.546cm" svg:height="10.635cm" svg:x="14.17cm" svg:y="0.16cm">
          <draw:image xlink:href="Pictures/100000000000020000000192D297EDDC.jpg" xlink:type="simple" xlink:show="embed" xlink:actuate="onLoad">
            <text:p/>
          </draw:image>
        </draw:frame>
        <draw:frame draw:style-name="gr3" draw:text-style-name="P1" draw:layer="layout" svg:width="15.591cm" svg:height="13.701cm" svg:x="0cm" svg:y="9.183cm">
          <draw:image xlink:href="Pictures/100000000000038900000332BEAAA4A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5.46cm" svg:height="16.585cm" svg:x="1.21cm" svg:y="5.005cm">
          <draw:image xlink:href="Pictures/10000000000002D6000001DD733DE1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3.216cm" svg:height="12.863cm" svg:x="2.54cm" svg:y="6.187cm">
          <draw:image xlink:href="Pictures/1000000000000208000001228867FA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9.845cm" svg:height="22.382cm" svg:x="-0.635cm" svg:y="-0.747cm">
          <draw:image xlink:href="Pictures/1000000000000400000003005A404B7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4" draw:layer="backgroundobjects" svg:width="4.445cm" svg:height="4.422cm" svg:x="1.27cm" svg:y="0.658cm">
        <draw:image xlink:href="Pictures/100000000000024400000241C6E12CB1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J Foote</meta:initial-creator>
    <meta:creation-date>2007-05-02T17:40:49</meta:creation-date>
    <dc:creator>J Foote</dc:creator>
    <dc:date>2007-10-14T12:24:40</dc:date>
    <dc:language>en-US</dc:language>
    <meta:editing-cycles>14</meta:editing-cycles>
    <meta:editing-duration>PT1H8M30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